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AttributesTests.skipImmutabl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AttributesTests.setRequestScopedAttributeAfter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RequestAttributesTests.removeSessionScoped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RequestAttributesTests.skipImmutable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AttributesTests.skipImmutable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AttributesTests.skipImmutableBig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AttributesTests.removeSessionScopedAttributeDoesNotForceCreationOf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AttributesTests.doSkipImmutableValue( Object immutabl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RequestAttributesTests.getSessionScopedAttributeDoesNotForceCreationOf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RequestAttributesTests.updateAccesse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RequestAttributesTests.ctorRejectsNull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AttributesTests.skipImmutable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AttributesTests.setSessionScoped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RequestAttributesTests.skipImmutable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AttributesTests.setSessionScopedAttributeAfter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RequestAttributesTests.setRequestScoped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